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2">
          <table:table-cell table:number-columns-repeated="3"/>
          <table:table-cell office:value-type="string">
            <text:p>LocationNumberMap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AdditionalCallingParty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earerCap</text:p>
          </table:table-cell>
          <table:table-cell table:number-columns-repeated="6" office:value-type="string">
            <text:p>+</text:p>
          </table:table-cell>
          <table:table-cell office:value-type="string">
            <text:p>!!!: Implement isup.<text:span text:style-name="T1">UserServiceInformation and CAP unit tests</text:span>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ing failure</text:p>
          </table:table-cell>
        </table:table-row>
        <table:table-row table:style-name="ro2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ed data does not correspond the tra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2">Called party BCD number" from 24.008 (Mobile Radio interface)</text:span></text:p>
          </table:table-cell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8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07.01.2012</text:date>, <text:time>11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07T11:19:59</dc:date>
    <meta:editing-duration>PT156H58M04S</meta:editing-duration>
    <meta:editing-cycles>329</meta:editing-cycles>
    <meta:generator>OpenOffice.org/3.0$Win32 OpenOffice.org_project/300m9$Build-9358</meta:generator>
    <meta:document-statistic meta:table-count="4" meta:cell-count="732" meta:object-count="0"/>
    <meta:user-defined meta:name="Поле 1"/>
    <meta:user-defined meta:name="Поле 2"/>
    <meta:user-defined meta:name="Поле 3"/>
    <meta:user-defined meta:name="Поле 4"/>
  </office:meta>
</office:document-meta>
</file>